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0pt" fo:font-weight="bold" officeooo:rsid="002baf41" officeooo:paragraph-rsid="006e42a2" style:font-size-asian="20pt" style:font-weight-asian="bold" style:font-size-complex="20pt" style:font-weight-complex="bold"/>
    </style:style>
    <style:style style:name="P2"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6decef" officeooo:paragraph-rsid="00707732" style:font-name-asian="Nimbus Mono L" style:font-size-asian="12pt" style:font-style-asian="normal" style:font-weight-asian="normal" style:font-name-complex="Liberation Mono" style:font-size-complex="12pt" style:font-style-complex="normal" style:font-weight-complex="normal"/>
    </style:style>
    <style:style style:name="P3" style:family="paragraph" style:parent-style-name="Preformatted_20_Text">
      <style:text-properties fo:font-variant="normal" fo:text-transform="none" fo:color="#000000" style:font-name="Liberation Serif" fo:font-size="12pt" fo:letter-spacing="normal" fo:font-style="normal" fo:font-weight="normal" officeooo:rsid="006decef" officeooo:paragraph-rsid="006e42a2" style:font-name-asian="Nimbus Mono L" style:font-size-asian="12pt" style:font-style-asian="normal" style:font-weight-asian="normal" style:font-name-complex="Liberation Mono" style:font-size-complex="12pt" style:font-style-complex="normal" style:font-weight-complex="normal"/>
    </style:style>
    <style:style style:name="P4" style:family="paragraph" style:parent-style-name="Preformatted_20_Text">
      <style:text-properties fo:font-variant="normal" fo:text-transform="none" fo:color="#000000" style:font-name="Liberation Serif" fo:font-size="12pt" fo:letter-spacing="normal" fo:font-style="normal" fo:font-weight="normal" officeooo:rsid="006decef" officeooo:paragraph-rsid="00704f8e" style:font-name-asian="Nimbus Mono L" style:font-size-asian="12pt" style:font-style-asian="normal" style:font-weight-asian="normal" style:font-name-complex="Liberation Mono" style:font-size-complex="12pt" style:font-style-complex="normal" style:font-weight-complex="normal"/>
    </style:style>
    <style:style style:name="P5" style:family="paragraph" style:parent-style-name="Standard" style:list-style-name="L1">
      <style:text-properties fo:font-size="12pt" officeooo:paragraph-rsid="005504bc" style:font-size-asian="12pt" style:font-size-complex="12pt"/>
    </style:style>
    <style:style style:name="P6" style:family="paragraph" style:parent-style-name="Standard" style:list-style-name="L1">
      <style:text-properties fo:font-size="12pt" officeooo:rsid="005504bc" officeooo:paragraph-rsid="005504bc" style:font-size-asian="12pt" style:font-size-complex="12pt"/>
    </style:style>
    <style:style style:name="P7" style:family="paragraph" style:parent-style-name="Standard" style:list-style-name="L1">
      <style:text-properties fo:font-size="12pt" officeooo:rsid="0055e5ad" officeooo:paragraph-rsid="00569d5d" style:font-size-asian="12pt" style:font-size-complex="12pt"/>
    </style:style>
    <style:style style:name="P8" style:family="paragraph" style:parent-style-name="Standard">
      <style:text-properties fo:font-size="12pt" officeooo:rsid="0055e5ad" officeooo:paragraph-rsid="00569d5d" style:font-size-asian="12pt" style:font-size-complex="12pt"/>
    </style:style>
    <style:style style:name="P9" style:family="paragraph" style:parent-style-name="Standard">
      <style:text-properties fo:font-size="12pt" officeooo:rsid="003ebce3" officeooo:paragraph-rsid="003ebce3" style:font-size-asian="12pt" style:font-size-complex="12pt"/>
    </style:style>
    <style:style style:name="P10" style:family="paragraph" style:parent-style-name="Standard">
      <style:text-properties fo:font-size="12pt" officeooo:rsid="000f8a71" officeooo:paragraph-rsid="003fd255" style:font-size-asian="12pt" style:font-size-complex="12pt"/>
    </style:style>
    <style:style style:name="P11" style:family="paragraph" style:parent-style-name="Standard">
      <style:text-properties fo:font-size="12pt" officeooo:rsid="000f8a71" officeooo:paragraph-rsid="000f8a71" style:font-size-asian="12pt" style:font-size-complex="12pt"/>
    </style:style>
    <style:style style:name="P12" style:family="paragraph" style:parent-style-name="Standard">
      <style:text-properties fo:font-size="12pt" officeooo:rsid="00187c62" officeooo:paragraph-rsid="004a1792" style:font-size-asian="12pt" style:font-size-complex="12pt"/>
    </style:style>
    <style:style style:name="P13" style:family="paragraph" style:parent-style-name="Standard">
      <style:text-properties fo:font-size="12pt" officeooo:rsid="00187c62" officeooo:paragraph-rsid="00187c62" style:font-size-asian="12pt" style:font-size-complex="12pt"/>
    </style:style>
    <style:style style:name="P14" style:family="paragraph" style:parent-style-name="Standard">
      <style:text-properties fo:font-size="12pt" officeooo:rsid="001fd052" officeooo:paragraph-rsid="00516722" style:font-size-asian="12pt" style:font-size-complex="12pt"/>
    </style:style>
    <style:style style:name="P15" style:family="paragraph" style:parent-style-name="Standard">
      <style:text-properties fo:font-size="12pt" officeooo:rsid="00250fcd" officeooo:paragraph-rsid="00250fcd" style:font-size-asian="12pt" style:font-size-complex="12pt"/>
    </style:style>
    <style:style style:name="P16" style:family="paragraph" style:parent-style-name="Standard">
      <style:text-properties fo:font-size="12pt" fo:font-style="normal" fo:font-weight="normal" officeooo:rsid="005504bc" officeooo:paragraph-rsid="005504bc" style:font-size-asian="12pt" style:font-style-asian="normal" style:font-weight-asian="normal" style:font-size-complex="12pt" style:font-style-complex="normal" style:font-weight-complex="normal"/>
    </style:style>
    <style:style style:name="P17" style:family="paragraph" style:parent-style-name="Standard" style:list-style-name="L1">
      <style:text-properties fo:font-size="12pt" fo:font-style="normal" fo:font-weight="normal" officeooo:rsid="00569d5d" officeooo:paragraph-rsid="00569d5d"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font-weight="bold" officeooo:rsid="005504bc" officeooo:paragraph-rsid="005504bc" style:font-size-asian="12pt" style:font-weight-asian="bold" style:font-size-complex="12pt" style:font-weight-complex="bold"/>
    </style:style>
    <style:style style:name="P19" style:family="paragraph" style:parent-style-name="Standard">
      <style:text-properties fo:font-size="12pt" fo:font-weight="normal" officeooo:rsid="006decef" officeooo:paragraph-rsid="006decef" style:font-size-asian="12pt" style:font-weight-asian="normal" style:font-size-complex="12pt" style:font-weight-complex="normal"/>
    </style:style>
    <style:style style:name="P20" style:family="paragraph" style:parent-style-name="Standard">
      <style:text-properties fo:font-size="11pt" officeooo:rsid="00250fcd" officeooo:paragraph-rsid="00569d5d" style:font-size-asian="11pt" style:font-size-complex="11pt"/>
    </style:style>
    <style:style style:name="P21" style:family="paragraph" style:parent-style-name="Standard">
      <style:text-properties fo:font-size="11pt" officeooo:rsid="00250fcd" officeooo:paragraph-rsid="00250fcd" style:font-size-asian="11pt" style:font-size-complex="11pt"/>
    </style:style>
    <style:style style:name="P22" style:family="paragraph" style:parent-style-name="Standard">
      <style:text-properties fo:font-size="11pt" officeooo:rsid="000f8a71" officeooo:paragraph-rsid="0017a239" style:font-size-asian="11pt" style:font-size-complex="11pt"/>
    </style:style>
    <style:style style:name="P23" style:family="paragraph" style:parent-style-name="Standard">
      <style:text-properties fo:font-size="11pt" officeooo:rsid="00187c62" officeooo:paragraph-rsid="00187c62" style:font-size-asian="11pt" style:font-size-complex="11pt"/>
    </style:style>
    <style:style style:name="P24" style:family="paragraph" style:parent-style-name="Standard">
      <style:text-properties fo:font-size="11pt" officeooo:rsid="00261362" officeooo:paragraph-rsid="00261362" style:font-size-asian="11pt" style:font-size-complex="11pt"/>
    </style:style>
    <style:style style:name="P25" style:family="paragraph" style:parent-style-name="Standard">
      <style:text-properties fo:font-size="11pt" officeooo:rsid="0027676d" officeooo:paragraph-rsid="0027676d" style:font-size-asian="11pt" style:font-size-complex="11pt"/>
    </style:style>
    <style:style style:name="P26" style:family="paragraph" style:parent-style-name="Standard">
      <style:text-properties fo:font-size="11pt" officeooo:rsid="003d653f" officeooo:paragraph-rsid="003d653f" style:font-size-asian="11pt" style:font-size-complex="11pt"/>
    </style:style>
    <style:style style:name="P27" style:family="paragraph" style:parent-style-name="Standard">
      <style:text-properties fo:font-size="11pt" fo:font-weight="bold" officeooo:rsid="00336bd5" officeooo:paragraph-rsid="006be644" style:font-size-asian="11pt" style:font-weight-asian="bold" style:font-size-complex="11pt" style:font-weight-complex="bold"/>
    </style:style>
    <style:style style:name="P28" style:family="paragraph" style:parent-style-name="Standard">
      <style:text-properties fo:font-size="11pt" fo:font-weight="bold" officeooo:rsid="001f1a89" officeooo:paragraph-rsid="00516722" style:font-size-asian="11pt" style:font-weight-asian="bold" style:font-size-complex="11pt" style:font-weight-complex="bold"/>
    </style:style>
    <style:style style:name="P29" style:family="paragraph" style:parent-style-name="Standard">
      <style:text-properties fo:font-size="11pt" fo:font-weight="bold" officeooo:rsid="00261362" officeooo:paragraph-rsid="00261362" style:font-size-asian="11pt" style:font-weight-asian="bold" style:font-size-complex="11pt" style:font-weight-complex="bold"/>
    </style:style>
    <style:style style:name="P30" style:family="paragraph" style:parent-style-name="Standard">
      <style:text-properties fo:font-size="11pt" fo:font-weight="bold" officeooo:rsid="002baf41" officeooo:paragraph-rsid="002baf41" style:font-size-asian="11pt" style:font-weight-asian="bold" style:font-size-complex="11pt" style:font-weight-complex="bold"/>
    </style:style>
    <style:style style:name="P31" style:family="paragraph" style:parent-style-name="Standard">
      <style:text-properties fo:font-size="11pt" fo:font-weight="bold" officeooo:rsid="0031db2f" officeooo:paragraph-rsid="0033fbc7" style:font-size-asian="11pt" style:font-weight-asian="bold" style:font-size-complex="11pt" style:font-weight-complex="bold"/>
    </style:style>
    <style:style style:name="P32" style:family="paragraph" style:parent-style-name="Standard">
      <style:text-properties fo:font-size="11pt" fo:font-weight="bold" officeooo:rsid="00381312" officeooo:paragraph-rsid="00381312" style:font-size-asian="11pt" style:font-weight-asian="bold" style:font-size-complex="11pt" style:font-weight-complex="bold"/>
    </style:style>
    <style:style style:name="P33" style:family="paragraph" style:parent-style-name="Standard">
      <style:text-properties fo:font-size="11pt" fo:font-weight="normal" officeooo:rsid="002ad7d7" officeooo:paragraph-rsid="002baf41" style:font-size-asian="11pt" style:font-weight-asian="normal" style:font-size-complex="11pt" style:font-weight-complex="normal"/>
    </style:style>
    <style:style style:name="P34" style:family="paragraph" style:parent-style-name="Standard">
      <style:text-properties fo:font-size="11pt" fo:font-weight="normal" officeooo:rsid="002ad7d7" officeooo:paragraph-rsid="003069e2" style:font-size-asian="11pt" style:font-weight-asian="normal" style:font-size-complex="11pt" style:font-weight-complex="normal"/>
    </style:style>
    <style:style style:name="P35" style:family="paragraph" style:parent-style-name="Standard">
      <style:text-properties fo:font-size="11pt" fo:font-weight="normal" officeooo:rsid="00336bd5" officeooo:paragraph-rsid="006be644" style:font-size-asian="11pt" style:font-weight-asian="normal" style:font-size-complex="11pt" style:font-weight-complex="normal"/>
    </style:style>
    <style:style style:name="P36" style:family="paragraph" style:parent-style-name="Standard">
      <style:text-properties fo:font-size="11pt" fo:font-weight="normal" officeooo:rsid="003069e2" officeooo:paragraph-rsid="003069e2" style:font-size-asian="11pt" style:font-weight-asian="normal" style:font-size-complex="11pt" style:font-weight-complex="normal"/>
    </style:style>
    <style:style style:name="P37" style:family="paragraph" style:parent-style-name="Standard">
      <style:text-properties fo:font-size="11pt" fo:font-weight="normal" officeooo:rsid="00381312" officeooo:paragraph-rsid="00354e33" style:font-size-asian="11pt" style:font-weight-asian="normal" style:font-size-complex="11pt" style:font-weight-complex="normal"/>
    </style:style>
    <style:style style:name="P38" style:family="paragraph" style:parent-style-name="Standard">
      <style:text-properties fo:font-size="11pt" fo:font-weight="normal" officeooo:rsid="0039a78f" officeooo:paragraph-rsid="0039a78f" style:font-size-asian="11pt" style:font-weight-asian="normal" style:font-size-complex="11pt" style:font-weight-complex="normal"/>
    </style:style>
    <style:style style:name="P39" style:family="paragraph" style:parent-style-name="Standard">
      <style:text-properties fo:font-size="11pt" fo:font-weight="normal" officeooo:rsid="003a38b3" officeooo:paragraph-rsid="0039a78f" style:font-size-asian="11pt" style:font-weight-asian="normal" style:font-size-complex="11pt" style:font-weight-complex="normal"/>
    </style:style>
    <style:style style:name="P40" style:family="paragraph" style:parent-style-name="Standard">
      <style:text-properties fo:font-size="11pt" fo:font-weight="normal" officeooo:rsid="003a38b3" officeooo:paragraph-rsid="003a38b3" style:font-size-asian="11pt" style:font-weight-asian="normal" style:font-size-complex="11pt" style:font-weight-complex="normal"/>
    </style:style>
    <style:style style:name="P41" style:family="paragraph" style:parent-style-name="Standard" style:list-style-name="L4">
      <style:text-properties fo:font-variant="normal" fo:text-transform="none" fo:color="#000000" style:font-name="Liberation Serif" fo:font-size="12pt" fo:letter-spacing="normal" fo:font-style="normal" fo:font-weight="normal" officeooo:rsid="00573671" officeooo:paragraph-rsid="006decef" style:font-name-asian="Nimbus Mono L" style:font-size-asian="12pt" style:font-style-asian="normal" style:font-weight-asian="normal" style:font-name-complex="Liberation Mono" style:font-size-complex="12pt" style:font-style-complex="normal" style:font-weight-complex="normal"/>
    </style:style>
    <style:style style:name="P42" style:family="paragraph" style:parent-style-name="Standard">
      <style:text-properties fo:font-variant="normal" fo:text-transform="none" fo:color="#000000" style:font-name="Liberation Serif" fo:font-size="12pt" fo:letter-spacing="normal" fo:font-style="normal" fo:font-weight="normal" officeooo:rsid="00573671" officeooo:paragraph-rsid="005ca1ac" style:font-name-asian="Nimbus Mono L" style:font-size-asian="12pt" style:font-style-asian="normal" style:font-weight-asian="normal" style:font-name-complex="Liberation Mono" style:font-size-complex="12pt" style:font-style-complex="normal" style:font-weight-complex="normal"/>
    </style:style>
    <style:style style:name="P43" style:family="paragraph" style:parent-style-name="Standard">
      <style:text-properties fo:font-variant="normal" fo:text-transform="none" fo:color="#000000" style:font-name="Liberation Serif" fo:font-size="12pt" fo:letter-spacing="normal" fo:font-style="normal" fo:font-weight="normal" officeooo:rsid="00573671" officeooo:paragraph-rsid="006d6b97" style:font-name-asian="Nimbus Mono L" style:font-size-asian="12pt" style:font-style-asian="normal" style:font-weight-asian="normal" style:font-name-complex="Liberation Mono" style:font-size-complex="12pt" style:font-style-complex="normal" style:font-weight-complex="normal"/>
    </style:style>
    <style:style style:name="P44" style:family="paragraph" style:parent-style-name="Standard">
      <style:text-properties fo:font-variant="normal" fo:text-transform="none" fo:color="#000000" style:font-name="Liberation Serif" fo:font-size="12pt" fo:letter-spacing="normal" fo:font-style="normal" fo:font-weight="normal" officeooo:rsid="00573671" officeooo:paragraph-rsid="006decef" style:font-name-asian="Nimbus Mono L" style:font-size-asian="12pt" style:font-style-asian="normal" style:font-weight-asian="normal" style:font-name-complex="Liberation Mono" style:font-size-complex="12pt" style:font-style-complex="normal" style:font-weight-complex="normal"/>
    </style:style>
    <style:style style:name="P45" style:family="paragraph" style:parent-style-name="Standard">
      <style:text-properties fo:font-variant="normal" fo:text-transform="none" fo:color="#000000" style:font-name="Liberation Serif" fo:font-size="12pt" fo:letter-spacing="normal" fo:font-style="normal" fo:font-weight="normal" officeooo:rsid="005ca1ac" officeooo:paragraph-rsid="002c7dfc" style:font-name-asian="Nimbus Mono L" style:font-size-asian="12pt" style:font-style-asian="normal" style:font-weight-asian="normal" style:font-name-complex="Liberation Mono" style:font-size-complex="12pt" style:font-style-complex="normal" style:font-weight-complex="normal"/>
    </style:style>
    <style:style style:name="P46" style:family="paragraph" style:parent-style-name="Standard" style:list-style-name="L3">
      <style:text-properties fo:font-variant="normal" fo:text-transform="none" fo:color="#000000" style:font-name="Liberation Serif" fo:font-size="12pt" fo:letter-spacing="normal" fo:font-style="italic" fo:font-weight="bold" officeooo:rsid="005ca1ac" officeooo:paragraph-rsid="005ca1ac" style:font-name-asian="Nimbus Mono L" style:font-size-asian="12pt" style:font-style-asian="italic" style:font-weight-asian="bold" style:font-name-complex="Liberation Mono" style:font-size-complex="12pt" style:font-style-complex="italic" style:font-weight-complex="bold"/>
    </style:style>
    <style:style style:name="P47" style:family="paragraph" style:parent-style-name="Standard">
      <style:text-properties fo:font-variant="normal" fo:text-transform="none" fo:color="#000000" fo:font-size="9.75pt" fo:letter-spacing="normal" fo:font-style="normal" fo:font-weight="normal" officeooo:paragraph-rsid="0031db2f" style:font-weight-asian="normal" style:font-weight-complex="normal"/>
    </style:style>
    <style:style style:name="P48" style:family="paragraph" style:parent-style-name="Standard">
      <style:text-properties fo:font-size="20pt" fo:font-weight="bold" officeooo:rsid="00187c62" officeooo:paragraph-rsid="00187c62" style:font-size-asian="20pt" style:font-weight-asian="bold" style:font-size-complex="20pt" style:font-weight-complex="bold"/>
    </style:style>
    <style:style style:name="P49" style:family="paragraph" style:parent-style-name="Standard">
      <style:text-properties fo:font-size="20pt" fo:font-weight="bold" officeooo:rsid="001f1a89" officeooo:paragraph-rsid="00516722" style:font-size-asian="20pt" style:font-weight-asian="bold" style:font-size-complex="20pt" style:font-weight-complex="bold"/>
    </style:style>
    <style:style style:name="P50" style:family="paragraph" style:parent-style-name="Standard">
      <style:text-properties fo:font-size="20pt" fo:font-weight="bold" officeooo:rsid="002baf41" officeooo:paragraph-rsid="002baf41" style:font-size-asian="20pt" style:font-weight-asian="bold" style:font-size-complex="20pt" style:font-weight-complex="bold"/>
    </style:style>
    <style:style style:name="P51" style:family="paragraph" style:parent-style-name="Standard">
      <style:text-properties fo:font-size="20pt" fo:font-weight="bold" officeooo:rsid="002baf41" officeooo:paragraph-rsid="00381312" style:font-size-asian="20pt" style:font-weight-asian="bold" style:font-size-complex="20pt" style:font-weight-complex="bold"/>
    </style:style>
    <style:style style:name="P52" style:family="paragraph" style:parent-style-name="Standard">
      <style:text-properties fo:font-size="20pt" fo:font-weight="bold" officeooo:rsid="002baf41" officeooo:paragraph-rsid="006e42a2" style:font-size-asian="20pt" style:font-weight-asian="bold" style:font-size-complex="20pt" style:font-weight-complex="bold"/>
    </style:style>
    <style:style style:name="P53" style:family="paragraph" style:parent-style-name="Standard">
      <style:paragraph-properties fo:text-align="center" style:justify-single-word="false"/>
      <style:text-properties fo:font-size="14pt" fo:font-weight="bold" officeooo:rsid="0055e5ad" officeooo:paragraph-rsid="00569d5d" style:font-size-asian="14pt" style:font-weight-asian="bold" style:font-size-complex="14pt" style:font-weight-complex="bold"/>
    </style:style>
    <style:style style:name="P54" style:family="paragraph" style:parent-style-name="Standard">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61ee19" style:font-name-asian="Nimbus Mono L" style:font-size-asian="12pt" style:font-style-asian="normal" style:font-weight-asian="normal" style:font-name-complex="Liberation Mono" style:font-size-complex="12pt" style:font-style-complex="normal" style:font-weight-complex="normal"/>
    </style:style>
    <style:style style:name="P55" style:family="paragraph" style:parent-style-name="Standard">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336bd5" officeooo:paragraph-rsid="006be644" style:font-name-asian="Nimbus Mono L" style:font-size-asian="11pt" style:font-style-asian="normal" style:font-weight-asian="normal" style:font-name-complex="Liberation Mono" style:font-size-complex="11pt" style:font-style-complex="normal" style:font-weight-complex="normal"/>
    </style:style>
    <style:style style:name="P56" style:family="paragraph" style:parent-style-name="Preformatted_20_Text" style:list-style-name="L5">
      <style:text-properties fo:font-variant="normal" fo:text-transform="none" fo:color="#000000" style:font-name="Liberation Serif" fo:font-size="12pt" fo:letter-spacing="normal" fo:font-style="normal" fo:font-weight="normal" officeooo:rsid="006decef" officeooo:paragraph-rsid="00704f8e" style:font-name-asian="Nimbus Mono L" style:font-size-asian="12pt" style:font-style-asian="normal" style:font-weight-asian="normal" style:font-name-complex="Liberation Mono" style:font-size-complex="12pt" style:font-style-complex="normal" style:font-weight-complex="normal"/>
    </style:style>
    <style:style style:name="P57" style:family="paragraph" style:parent-style-name="Preformatted_20_Text">
      <style:paragraph-properties fo:margin-top="0cm" fo:margin-bottom="0cm" loext:contextual-spacing="false" fo:orphans="2" fo:widows="2"/>
      <style:text-properties officeooo:paragraph-rsid="00653ae8"/>
    </style:style>
    <style:style style:name="P58" style:family="paragraph" style:parent-style-name="Preformatted_20_Text" style:list-style-name="L2">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5ebee0" style:font-name-asian="Nimbus Mono L" style:font-size-asian="12pt" style:font-style-asian="normal" style:font-weight-asian="normal" style:font-name-complex="Liberation Mono" style:font-size-complex="12pt" style:font-style-complex="normal" style:font-weight-complex="normal"/>
    </style:style>
    <style:style style:name="P59" style:family="paragraph" style:parent-style-name="Preformatted_20_Text" style:list-style-name="L3">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5ca1ac" style:font-name-asian="Nimbus Mono L" style:font-size-asian="12pt" style:font-style-asian="normal" style:font-weight-asian="normal" style:font-name-complex="Liberation Mono" style:font-size-complex="12pt" style:font-style-complex="normal" style:font-weight-complex="normal"/>
    </style:style>
    <style:style style:name="P60"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5ca1ac" style:font-name-asian="Nimbus Mono L" style:font-size-asian="12pt" style:font-style-asian="normal" style:font-weight-asian="normal" style:font-name-complex="Liberation Mono" style:font-size-complex="12pt" style:font-style-complex="normal" style:font-weight-complex="normal"/>
    </style:style>
    <style:style style:name="P61"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5e2aff" style:font-name-asian="Nimbus Mono L" style:font-size-asian="12pt" style:font-style-asian="normal" style:font-weight-asian="normal" style:font-name-complex="Liberation Mono" style:font-size-complex="12pt" style:font-style-complex="normal" style:font-weight-complex="normal"/>
    </style:style>
    <style:style style:name="P62"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5ebee0" style:font-name-asian="Nimbus Mono L" style:font-size-asian="12pt" style:font-style-asian="normal" style:font-weight-asian="normal" style:font-name-complex="Liberation Mono" style:font-size-complex="12pt" style:font-style-complex="normal" style:font-weight-complex="normal"/>
    </style:style>
    <style:style style:name="P63"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60dc43" style:font-name-asian="Nimbus Mono L" style:font-size-asian="12pt" style:font-style-asian="normal" style:font-weight-asian="normal" style:font-name-complex="Liberation Mono" style:font-size-complex="12pt" style:font-style-complex="normal" style:font-weight-complex="normal"/>
    </style:style>
    <style:style style:name="P64"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653ae8" style:font-name-asian="Nimbus Mono L" style:font-size-asian="12pt" style:font-style-asian="normal" style:font-weight-asian="normal" style:font-name-complex="Liberation Mono" style:font-size-complex="12pt" style:font-style-complex="normal" style:font-weight-complex="normal"/>
    </style:style>
    <style:style style:name="P65"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73671" officeooo:paragraph-rsid="006581de" style:font-name-asian="Nimbus Mono L" style:font-size-asian="12pt" style:font-style-asian="normal" style:font-weight-asian="normal" style:font-name-complex="Liberation Mono" style:font-size-complex="12pt" style:font-style-complex="normal" style:font-weight-complex="normal"/>
    </style:style>
    <style:style style:name="P66"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fo:font-weight="normal" officeooo:rsid="00573671" officeooo:paragraph-rsid="005ebee0" style:font-name-asian="Nimbus Mono L" style:font-size-asian="12pt" style:font-style-asian="normal" style:font-weight-asian="normal" style:font-name-complex="Liberation Mono" style:font-size-complex="12pt" style:font-style-complex="normal" style:font-weight-complex="normal"/>
    </style:style>
    <style:style style:name="P67" style:family="paragraph" style:parent-style-name="Preformatted_20_Text" style:list-style-name="L6">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6decef" officeooo:paragraph-rsid="00707732" style:font-name-asian="Nimbus Mono L" style:font-size-asian="12pt" style:font-style-asian="normal" style:font-weight-asian="normal" style:font-name-complex="Liberation Mono" style:font-size-complex="12pt" style:font-style-complex="normal" style:font-weight-complex="normal"/>
    </style:style>
    <style:style style:name="P68"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6decef" officeooo:paragraph-rsid="00707732" style:font-name-asian="Nimbus Mono L" style:font-size-asian="12pt" style:font-style-asian="normal" style:font-weight-asian="normal" style:font-name-complex="Liberation Mono" style:font-size-complex="12pt" style:font-style-complex="normal" style:font-weight-complex="normal"/>
    </style:style>
    <style:style style:name="P69"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71bc50" officeooo:paragraph-rsid="0071bc50" style:font-name-asian="Nimbus Mono L" style:font-size-asian="12pt" style:font-style-asian="normal" style:font-weight-asian="normal" style:font-name-complex="Liberation Mono" style:font-size-complex="12pt" style:font-style-complex="normal" style:font-weight-complex="normal"/>
    </style:style>
    <style:style style:name="P70"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741f60" officeooo:paragraph-rsid="00741f60" style:font-name-asian="Nimbus Mono L" style:font-size-asian="12pt" style:font-style-asian="normal" style:font-weight-asian="normal" style:font-name-complex="Liberation Mono" style:font-size-complex="12pt" style:font-style-complex="normal" style:font-weight-complex="normal"/>
    </style:style>
    <style:style style:name="P71"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75b687" officeooo:paragraph-rsid="0075b687" style:font-name-asian="Nimbus Mono L" style:font-size-asian="12pt" style:font-style-asian="normal" style:font-weight-asian="normal" style:font-name-complex="Liberation Mono" style:font-size-complex="12pt" style:font-style-complex="normal" style:font-weight-complex="normal"/>
    </style:style>
    <style:style style:name="P72" style:family="paragraph" style:parent-style-name="Preformatted_20_Text">
      <style:paragraph-properties fo:margin-top="0cm" fo:margin-bottom="0cm" loext:contextual-spacing="false" fo:text-align="center" style:justify-single-word="false" fo:orphans="2" fo:widows="2"/>
      <style:text-properties fo:font-variant="normal" fo:text-transform="none" fo:color="#000000" style:font-name="Liberation Serif" fo:font-size="12pt" fo:letter-spacing="normal" fo:font-style="normal" fo:font-weight="normal" officeooo:rsid="005ebee0" officeooo:paragraph-rsid="005ebee0" style:font-name-asian="Nimbus Mono L" style:font-size-asian="12pt" style:font-style-asian="normal" style:font-weight-asian="normal" style:font-name-complex="Liberation Mono" style:font-size-complex="12pt" style:font-style-complex="normal" style:font-weight-complex="normal"/>
    </style:style>
    <style:style style:name="P73"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officeooo:rsid="005ebee0" officeooo:paragraph-rsid="005ebee0" style:font-name-asian="Nimbus Mono L" style:font-size-asian="12pt" style:font-style-asian="normal" style:font-weight-asian="normal" style:font-name-complex="Liberation Mono" style:font-size-complex="12pt" style:font-style-complex="normal" style:font-weight-complex="normal"/>
    </style:style>
    <style:style style:name="P74" style:family="paragraph" style:parent-style-name="Preformatted_20_Text">
      <style:paragraph-properties fo:margin-top="0cm" fo:margin-bottom="0cm" loext:contextual-spacing="false" fo:text-align="center" style:justify-single-word="false" fo:orphans="2" fo:widows="2"/>
      <style:text-properties fo:font-variant="normal" fo:text-transform="none" fo:color="#000000" style:font-name="Liberation Serif" fo:font-size="14pt" fo:letter-spacing="normal" fo:font-style="normal" fo:font-weight="normal" officeooo:rsid="005ebee0" officeooo:paragraph-rsid="005ebee0" style:font-name-asian="Nimbus Mono L" style:font-size-asian="14pt" style:font-style-asian="normal" style:font-weight-asian="normal" style:font-name-complex="Liberation Mono" style:font-size-complex="14pt" style:font-style-complex="normal" style:font-weight-complex="normal"/>
    </style:style>
    <style:style style:name="P75" style:family="paragraph" style:parent-style-name="Preformatted_20_Text">
      <style:paragraph-properties fo:margin-top="0cm" fo:margin-bottom="0cm" loext:contextual-spacing="false" fo:orphans="2" fo:widows="2"/>
      <style:text-properties fo:font-variant="normal" fo:text-transform="none" fo:color="#000000" style:font-name="Liberation Serif" fo:font-size="13pt" fo:letter-spacing="normal" fo:font-style="normal" fo:font-weight="bold" officeooo:rsid="005ebee0" officeooo:paragraph-rsid="005ebee0" style:font-name-asian="Nimbus Mono L" style:font-size-asian="13pt" style:font-style-asian="normal" style:font-weight-asian="bold" style:font-name-complex="Liberation Mono" style:font-size-complex="13pt" style:font-style-complex="normal" style:font-weight-complex="bold"/>
    </style:style>
    <style:style style:name="P76"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font-name="Liberation Serif" fo:font-size="13pt" fo:letter-spacing="normal" fo:font-style="normal" fo:font-weight="bold" officeooo:rsid="005ebee0" officeooo:paragraph-rsid="005ffd23" style:font-name-asian="Nimbus Mono L" style:font-size-asian="13pt" style:font-style-asian="normal" style:font-weight-asian="bold" style:font-name-complex="Liberation Mono" style:font-size-complex="13pt" style:font-style-complex="normal" style:font-weight-complex="bold"/>
    </style:style>
    <style:style style:name="P77" style:family="paragraph" style:parent-style-name="Preformatted_20_Text">
      <style:paragraph-properties fo:margin-top="0cm" fo:margin-bottom="0cm" loext:contextual-spacing="false" fo:text-align="center" style:justify-single-word="false" fo:orphans="2" fo:widows="2"/>
      <style:text-properties fo:font-variant="normal" fo:text-transform="none" fo:color="#000000" style:text-position="0% 100%" style:font-name="Liberation Serif" fo:font-size="9.69999980926514pt" fo:letter-spacing="normal" fo:font-style="normal" fo:font-weight="normal" officeooo:rsid="0023e24c" officeooo:paragraph-rsid="0060dc43" style:font-name-asian="Nimbus Mono L" style:font-size-asian="8.44999980926514pt" style:font-style-asian="normal" style:font-weight-asian="normal" style:font-name-complex="Liberation Mono" style:font-size-complex="9.69999980926514pt" style:font-style-complex="normal" style:font-weight-complex="normal"/>
    </style:style>
    <style:style style:name="P78"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text-position="0% 100%" style:font-name="Liberation Serif" fo:font-size="9.69999980926514pt" fo:letter-spacing="normal" fo:font-style="normal" fo:font-weight="normal" officeooo:rsid="00653ae8" officeooo:paragraph-rsid="00653ae8" style:font-name-asian="Nimbus Mono L" style:font-size-asian="8.44999980926514pt" style:font-style-asian="normal" style:font-weight-asian="normal" style:font-name-complex="Liberation Mono" style:font-size-complex="9.69999980926514pt" style:font-style-complex="normal" style:font-weight-complex="normal"/>
    </style:style>
    <style:style style:name="P79"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text-position="0% 100%" style:font-name="Liberation Serif" fo:font-size="13pt" fo:letter-spacing="normal" fo:font-style="normal" fo:font-weight="bold" officeooo:rsid="005ebee0" officeooo:paragraph-rsid="00653ae8" style:font-name-asian="Nimbus Mono L" style:font-size-asian="13pt" style:font-style-asian="normal" style:font-weight-asian="bold" style:font-name-complex="Liberation Mono" style:font-size-complex="13pt" style:font-style-complex="normal" style:font-weight-complex="bold"/>
    </style:style>
    <style:style style:name="P80"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text-position="0% 100%" style:font-name="Liberation Serif" fo:font-size="13pt" fo:letter-spacing="normal" fo:font-style="normal" fo:font-weight="bold" officeooo:rsid="005ebee0" officeooo:paragraph-rsid="006581de" style:font-name-asian="Nimbus Mono L" style:font-size-asian="13pt" style:font-style-asian="normal" style:font-weight-asian="bold" style:font-name-complex="Liberation Mono" style:font-size-complex="13pt" style:font-style-complex="normal" style:font-weight-complex="bold"/>
    </style:style>
    <style:style style:name="P81" style:family="paragraph" style:parent-style-name="Preformatted_20_Text">
      <style:paragraph-properties fo:margin-top="0cm" fo:margin-bottom="0cm" loext:contextual-spacing="false" fo:text-align="center" style:justify-single-word="false" fo:orphans="2" fo:widows="2"/>
      <style:text-properties fo:font-variant="normal" fo:text-transform="none" fo:color="#000000" style:text-position="0% 100%" style:font-name="Liberation Serif" fo:font-size="13pt" fo:letter-spacing="normal" fo:font-style="normal" fo:font-weight="bold" officeooo:rsid="005ebee0" officeooo:paragraph-rsid="006581de" style:font-name-asian="Nimbus Mono L" style:font-size-asian="13pt" style:font-style-asian="normal" style:font-weight-asian="bold" style:font-name-complex="Liberation Mono" style:font-size-complex="13pt" style:font-style-complex="normal" style:font-weight-complex="bold"/>
    </style:style>
    <style:style style:name="P82" style:family="paragraph" style:parent-style-name="Preformatted_20_Text">
      <style:paragraph-properties fo:margin-top="0cm" fo:margin-bottom="0cm" loext:contextual-spacing="false" fo:text-align="start" style:justify-single-word="false" fo:orphans="2" fo:widows="2"/>
      <style:text-properties fo:font-variant="normal" fo:text-transform="none" fo:color="#000000" style:text-position="0% 100%" style:font-name="Liberation Serif" fo:font-size="12pt" fo:letter-spacing="normal" fo:font-style="normal" fo:font-weight="normal" officeooo:rsid="00573671" officeooo:paragraph-rsid="00653ae8" style:font-name-asian="Nimbus Mono L" style:font-size-asian="12pt" style:font-style-asian="normal" style:font-weight-asian="normal" style:font-name-complex="Liberation Mono" style:font-size-complex="12pt" style:font-style-complex="normal" style:font-weight-complex="normal"/>
    </style:style>
    <style:style style:name="P83" style:family="paragraph" style:parent-style-name="Preformatted_20_Text">
      <style:paragraph-properties fo:margin-top="0cm" fo:margin-bottom="0cm" loext:contextual-spacing="false" fo:orphans="2" fo:widows="2"/>
      <style:text-properties fo:font-variant="normal" fo:text-transform="none" fo:color="#000000" style:text-position="0% 100%" fo:font-size="9.69999980926514pt" fo:letter-spacing="normal" fo:font-style="normal" fo:font-weight="normal" officeooo:rsid="0023e24c" officeooo:paragraph-rsid="00653ae8" style:font-size-asian="8.44999980926514pt" style:font-size-complex="9.69999980926514pt"/>
    </style:style>
    <style:style style:name="P84" style:family="paragraph" style:parent-style-name="Preformatted_20_Text">
      <style:paragraph-properties fo:margin-top="0cm" fo:margin-bottom="0cm" loext:contextual-spacing="false" fo:orphans="2" fo:widows="2"/>
      <style:text-properties fo:font-variant="normal" fo:text-transform="none" fo:color="#000000" fo:font-size="9.75pt" fo:letter-spacing="normal" fo:font-style="normal" fo:font-weight="normal" officeooo:paragraph-rsid="005ebee0"/>
    </style:style>
    <style:style style:name="P85" style:family="paragraph" style:parent-style-name="Preformatted_20_Text">
      <style:paragraph-properties fo:margin-top="0cm" fo:margin-bottom="0cm" loext:contextual-spacing="false" fo:orphans="2" fo:widows="2"/>
      <style:text-properties fo:font-variant="normal" fo:text-transform="none" fo:color="#000000" fo:font-size="9.75pt" fo:letter-spacing="normal" fo:font-style="normal" fo:font-weight="normal" officeooo:paragraph-rsid="00653ae8"/>
    </style:style>
    <style:style style:name="P86" style:family="paragraph" style:parent-style-name="Preformatted_20_Text">
      <style:paragraph-properties fo:margin-top="0cm" fo:margin-bottom="0cm" loext:contextual-spacing="false" fo:orphans="2" fo:widows="2"/>
      <style:text-properties fo:font-variant="normal" fo:text-transform="none" fo:color="#000000" fo:font-size="9.75pt" fo:letter-spacing="normal" fo:font-style="normal" fo:font-weight="normal" officeooo:paragraph-rsid="006581de"/>
    </style:style>
    <style:style style:name="P87" style:family="paragraph" style:parent-style-name="Preformatted_20_Text">
      <style:paragraph-properties fo:margin-top="0cm" fo:margin-bottom="0cm" loext:contextual-spacing="false" fo:text-align="center" style:justify-single-word="false" fo:orphans="2" fo:widows="2"/>
      <style:text-properties fo:font-variant="normal" fo:text-transform="none" fo:color="#000000" fo:letter-spacing="normal" officeooo:paragraph-rsid="00653ae8"/>
    </style:style>
    <style:style style:name="P88" style:family="paragraph" style:parent-style-name="Preformatted_20_Text">
      <style:paragraph-properties fo:margin-top="0cm" fo:margin-bottom="0cm" loext:contextual-spacing="false" fo:orphans="2" fo:widows="2"/>
      <style:text-properties fo:font-size="12pt" fo:font-weight="normal" officeooo:rsid="00573671" officeooo:paragraph-rsid="00573671" style:font-size-asian="12pt" style:font-weight-asian="normal" style:font-size-complex="12pt" style:font-weight-complex="normal"/>
    </style:style>
    <style:style style:name="P89" style:family="paragraph" style:parent-style-name="Preformatted_20_Text">
      <style:paragraph-properties fo:margin-top="0cm" fo:margin-bottom="0cm" loext:contextual-spacing="false" fo:text-align="center" style:justify-single-word="false" fo:orphans="2" fo:widows="2"/>
      <style:text-properties fo:font-size="12pt" fo:font-weight="normal" officeooo:rsid="005ebee0" officeooo:paragraph-rsid="0060dc43" style:font-size-asian="12pt" style:font-weight-asian="normal" style:font-size-complex="12pt" style:font-weight-complex="normal"/>
    </style:style>
    <style:style style:name="T1" style:family="text">
      <style:text-properties officeooo:rsid="001da5f3"/>
    </style:style>
    <style:style style:name="T2" style:family="text">
      <style:text-properties officeooo:rsid="0023c496"/>
    </style:style>
    <style:style style:name="T3" style:family="text">
      <style:text-properties officeooo:rsid="00250fcd"/>
    </style:style>
    <style:style style:name="T4" style:family="text">
      <style:text-properties fo:font-variant="normal" fo:text-transform="none" fo:color="#000000" style:font-name="Liberation Serif" fo:letter-spacing="normal" fo:font-style="italic" fo:font-weight="bold" style:font-style-asian="italic" style:font-weight-asian="bold" style:font-style-complex="italic" style:font-weight-complex="bold"/>
    </style:style>
    <style:style style:name="T5" style:family="text">
      <style:text-properties fo:font-variant="normal" fo:text-transform="none" fo:color="#000000" style:font-name="Liberation Serif" fo:letter-spacing="normal" fo:font-style="italic" fo:font-weight="bold" officeooo:rsid="00194b6f" style:font-style-asian="italic" style:font-weight-asian="bold" style:font-style-complex="italic" style:font-weight-complex="bold"/>
    </style:style>
    <style:style style:name="T6" style:family="text">
      <style:text-properties fo:font-variant="normal" fo:text-transform="none" fo:color="#000000" style:font-name="Liberation Serif" fo:letter-spacing="normal" fo:font-style="italic" fo:font-weight="bold" officeooo:rsid="001b37ac" style:font-style-asian="italic" style:font-weight-asian="bold" style:font-style-complex="italic" style:font-weight-complex="bold"/>
    </style:style>
    <style:style style:name="T7" style:family="text">
      <style:text-properties fo:font-variant="normal" fo:text-transform="none" fo:color="#000000" style:font-name="Liberation Serif" fo:letter-spacing="normal" fo:font-style="italic" fo:font-weight="bold" style:font-name-asian="Nimbus Mono L" style:font-style-asian="italic" style:font-weight-asian="bold" style:font-name-complex="Liberation Mono" style:font-style-complex="italic" style:font-weight-complex="bold"/>
    </style:style>
    <style:style style:name="T8" style:family="text">
      <style:text-properties fo:font-variant="normal" fo:text-transform="none" fo:color="#000000" style:font-name="Liberation Serif" fo:letter-spacing="normal" fo:font-style="normal" style:font-style-asian="normal" style:font-style-complex="normal"/>
    </style:style>
    <style:style style:name="T9" style:family="text">
      <style:text-properties fo:font-variant="normal" fo:text-transform="none" fo:color="#000000" style:font-name="Liberation Serif" fo:letter-spacing="normal" fo:font-style="normal" officeooo:rsid="0028cbee" style:font-style-asian="normal" style:font-style-complex="normal"/>
    </style:style>
    <style:style style:name="T10" style:family="text">
      <style:text-properties fo:font-variant="normal" fo:text-transform="none" fo:color="#000000" style:font-name="Liberation Serif" fo:letter-spacing="normal" fo:font-style="normal" officeooo:rsid="00194b6f" style:font-style-asian="normal" style:font-style-complex="normal"/>
    </style:style>
    <style:style style:name="T11" style:family="text">
      <style:text-properties fo:font-variant="normal" fo:text-transform="none" fo:color="#000000" style:font-name="Liberation Serif" fo:letter-spacing="normal" fo:font-style="normal" officeooo:rsid="001b37ac" style:font-style-asian="normal" style:font-style-complex="normal"/>
    </style:style>
    <style:style style:name="T12" style:family="text">
      <style:text-properties fo:font-variant="normal" fo:text-transform="none" fo:color="#000000" style:font-name="Liberation Serif" fo:letter-spacing="normal" fo:font-style="normal" style:font-name-asian="Nimbus Mono L" style:font-style-asian="normal" style:font-name-complex="Liberation Mono" style:font-style-complex="normal"/>
    </style:style>
    <style:style style:name="T13" style:family="text">
      <style:text-properties fo:font-variant="normal" fo:text-transform="none" fo:color="#000000" style:font-name="Liberation Serif" fo:font-size="22pt" fo:letter-spacing="normal" fo:font-style="normal" style:font-name-asian="Nimbus Mono L" style:font-size-asian="22pt" style:font-style-asian="normal" style:font-name-complex="Liberation Mono" style:font-size-complex="22pt" style:font-style-complex="normal"/>
    </style:style>
    <style:style style:name="T14" style:family="text">
      <style:text-properties fo:font-variant="normal" fo:text-transform="none" fo:color="#000000" style:font-name="Liberation Serif" fo:font-size="20pt" fo:letter-spacing="normal" fo:font-style="normal" style:font-name-asian="Nimbus Mono L" style:font-size-asian="20pt" style:font-style-asian="normal" style:font-name-complex="Liberation Mono" style:font-size-complex="20pt" style:font-style-complex="normal"/>
    </style:style>
    <style:style style:name="T15" style:family="text">
      <style:text-properties fo:font-variant="normal" fo:text-transform="none" fo:color="#000000" style:font-name="Liberation Serif" fo:font-size="20pt" fo:letter-spacing="normal" fo:font-style="normal" officeooo:rsid="007aea32" style:font-name-asian="Nimbus Mono L" style:font-size-asian="20pt" style:font-style-asian="normal" style:font-name-complex="Liberation Mono" style:font-size-complex="20pt" style:font-style-complex="normal"/>
    </style:style>
    <style:style style:name="T16" style:family="text">
      <style:text-properties fo:font-variant="normal" fo:text-transform="none" fo:color="#000000" style:text-position="sub 58%" style:font-name="Liberation Serif" fo:letter-spacing="normal" fo:font-style="italic" fo:font-weight="bold" style:font-style-asian="italic" style:font-weight-asian="bold" style:font-style-complex="italic" style:font-weight-complex="bold"/>
    </style:style>
    <style:style style:name="T17" style:family="text">
      <style:text-properties fo:font-variant="normal" fo:text-transform="none" fo:color="#000000" style:text-position="sub 58%" style:font-name="Liberation Serif" fo:font-size="20pt" fo:letter-spacing="normal" fo:font-style="normal" style:font-name-asian="Nimbus Mono L" style:font-size-asian="20pt" style:font-style-asian="normal" style:font-name-complex="Liberation Mono" style:font-size-complex="20pt" style:font-style-complex="normal"/>
    </style:style>
    <style:style style:name="T18" style:family="text">
      <style:text-properties fo:font-variant="normal" fo:text-transform="none" fo:color="#000000" style:font-name="Liberation Mono" fo:font-size="36pt" fo:letter-spacing="normal" fo:font-style="normal" officeooo:rsid="0023e24c" style:font-name-asian="Liberation Mono" style:font-size-asian="36pt" style:font-style-asian="normal" style:font-name-complex="Liberation Mono" style:font-size-complex="36pt" style:font-style-complex="normal"/>
    </style:style>
    <style:style style:name="T19" style:family="text">
      <style:text-properties fo:font-variant="normal" fo:text-transform="none" fo:color="#000000" style:font-name="Liberation Mono" fo:font-size="10.5pt" fo:letter-spacing="normal" fo:font-style="normal" officeooo:rsid="0023e24c" style:font-name-asian="Liberation Mono" style:font-size-asian="10.5pt" style:font-style-asian="normal" style:font-name-complex="Liberation Mono" style:font-size-complex="10.5pt" style:font-style-complex="normal"/>
    </style:style>
    <style:style style:name="T20" style:family="text">
      <style:text-properties fo:font-variant="normal" fo:text-transform="none" fo:color="#000000" style:text-position="super 58%" style:font-name="Liberation Serif" fo:font-size="20pt" fo:letter-spacing="normal" fo:font-style="normal" style:font-name-asian="Nimbus Mono L" style:font-size-asian="20pt" style:font-style-asian="normal" style:font-name-complex="Liberation Mono" style:font-size-complex="20pt" style:font-style-complex="normal"/>
    </style:style>
    <style:style style:name="T21" style:family="text">
      <style:text-properties fo:font-variant="normal" fo:text-transform="none" fo:color="#000000" style:text-position="super 58%" style:font-name="Liberation Serif" fo:font-size="20pt" fo:letter-spacing="normal" fo:font-style="normal" officeooo:rsid="0023e24c" style:font-name-asian="Nimbus Mono L" style:font-size-asian="20pt" style:font-style-asian="normal" style:font-name-complex="Liberation Mono" style:font-size-complex="20pt" style:font-style-complex="normal"/>
    </style:style>
    <style:style style:name="T22" style:family="text">
      <style:text-properties fo:font-variant="normal" fo:text-transform="none" fo:color="#000000" style:text-position="super 58%" style:font-name="Liberation Serif" fo:font-size="10.5pt" fo:letter-spacing="normal" fo:font-style="normal" officeooo:rsid="0023e24c" style:font-name-asian="Nimbus Mono L" style:font-size-asian="10.5pt" style:font-style-asian="normal" style:font-name-complex="Liberation Mono" style:font-size-complex="10.5pt" style:font-style-complex="normal"/>
    </style:style>
    <style:style style:name="T23" style:family="text">
      <style:text-properties fo:font-variant="normal" fo:text-transform="none" fo:color="#000000" style:text-position="0% 100%" style:font-name="Liberation Serif" fo:font-size="36pt" fo:letter-spacing="normal" fo:font-style="normal" officeooo:rsid="0023e24c" style:font-name-asian="Nimbus Mono L" style:font-size-asian="36pt" style:font-style-asian="normal" style:font-name-complex="Liberation Mono" style:font-size-complex="36pt" style:font-style-complex="normal"/>
    </style:style>
    <style:style style:name="T24" style:family="text">
      <style:text-properties fo:font-variant="normal" fo:text-transform="none" fo:color="#000000" style:text-position="0% 100%" style:font-name="Liberation Serif" fo:font-size="9.69999980926514pt" fo:letter-spacing="normal" fo:font-style="normal" officeooo:rsid="0023e24c" style:font-name-asian="Nimbus Mono L" style:font-size-asian="8.44999980926514pt" style:font-style-asian="normal" style:font-name-complex="Liberation Mono" style:font-size-complex="9.69999980926514pt" style:font-style-complex="normal"/>
    </style:style>
    <style:style style:name="T25" style:family="text">
      <style:text-properties fo:font-weight="normal" style:font-weight-asian="normal" style:font-weight-complex="normal"/>
    </style:style>
    <style:style style:name="T26" style:family="text">
      <style:text-properties fo:font-weight="normal" officeooo:rsid="003ebce3" style:font-weight-asian="normal" style:font-weight-complex="normal"/>
    </style:style>
    <style:style style:name="T27" style:family="text">
      <style:text-properties fo:font-weight="normal" officeooo:rsid="004312b1" style:font-weight-asian="normal" style:font-weight-complex="normal"/>
    </style:style>
    <style:style style:name="T28" style:family="text">
      <style:text-properties fo:font-weight="normal" officeooo:rsid="0043ea25" style:font-weight-asian="normal" style:font-weight-complex="normal"/>
    </style:style>
    <style:style style:name="T29" style:family="text">
      <style:text-properties fo:font-weight="normal" officeooo:rsid="0045b354" style:font-weight-asian="normal" style:font-weight-complex="normal"/>
    </style:style>
    <style:style style:name="T30" style:family="text">
      <style:text-properties fo:font-weight="normal" officeooo:rsid="0046618a" style:font-weight-asian="normal" style:font-weight-complex="normal"/>
    </style:style>
    <style:style style:name="T31" style:family="text">
      <style:text-properties fo:font-weight="normal" officeooo:rsid="0046c03f" style:font-weight-asian="normal" style:font-weight-complex="normal"/>
    </style:style>
    <style:style style:name="T32" style:family="text">
      <style:text-properties fo:font-weight="normal" officeooo:rsid="005504bc" style:font-weight-asian="normal" style:font-weight-complex="normal"/>
    </style:style>
    <style:style style:name="T33" style:family="text">
      <style:text-properties style:font-name="Liberation Mono" fo:font-size="36pt" fo:font-weight="normal" officeooo:rsid="0023e24c" style:font-name-asian="Liberation Mono" style:font-size-asian="36pt" style:font-size-complex="36pt"/>
    </style:style>
    <style:style style:name="T34" style:family="text">
      <style:text-properties style:font-name="Liberation Mono" fo:font-size="10.5pt" fo:font-weight="normal" officeooo:rsid="0023e24c" style:font-name-asian="Liberation Mono" style:font-size-asian="10.5pt" style:font-size-complex="10.5pt"/>
    </style:style>
    <style:style style:name="T35" style:family="text">
      <style:text-properties officeooo:rsid="00315f1b"/>
    </style:style>
    <style:style style:name="T36" style:family="text">
      <style:text-properties officeooo:rsid="00336bd5"/>
    </style:style>
    <style:style style:name="T37" style:family="text">
      <style:text-properties officeooo:rsid="00338ede"/>
    </style:style>
    <style:style style:name="T38" style:family="text">
      <style:text-properties officeooo:rsid="0033fbc7"/>
    </style:style>
    <style:style style:name="T39" style:family="text">
      <style:text-properties fo:font-size="15pt" fo:font-weight="bold" style:font-size-asian="15pt" style:font-weight-asian="bold" style:font-size-complex="15pt" style:font-weight-complex="bold"/>
    </style:style>
    <style:style style:name="T40" style:family="text">
      <style:text-properties fo:font-size="15pt" fo:font-weight="bold" officeooo:rsid="003ebce3" style:font-size-asian="15pt" style:font-weight-asian="bold" style:font-size-complex="15pt" style:font-weight-complex="bold"/>
    </style:style>
    <style:style style:name="T41" style:family="text">
      <style:text-properties officeooo:rsid="003fd255"/>
    </style:style>
    <style:style style:name="T42" style:family="text">
      <style:text-properties style:text-underline-style="solid" style:text-underline-width="auto" style:text-underline-color="font-color"/>
    </style:style>
    <style:style style:name="T43" style:family="text">
      <style:text-properties officeooo:rsid="004144e6"/>
    </style:style>
    <style:style style:name="T44" style:family="text">
      <style:text-properties officeooo:rsid="004312b1"/>
    </style:style>
    <style:style style:name="T45" style:family="text">
      <style:text-properties officeooo:rsid="004a1792"/>
    </style:style>
    <style:style style:name="T46" style:family="text">
      <style:text-properties officeooo:rsid="004ba9f6"/>
    </style:style>
    <style:style style:name="T47" style:family="text">
      <style:text-properties officeooo:rsid="004c4c73"/>
    </style:style>
    <style:style style:name="T48" style:family="text">
      <style:text-properties officeooo:rsid="004fac73"/>
    </style:style>
    <style:style style:name="T49" style:family="text">
      <style:text-properties officeooo:rsid="00516722"/>
    </style:style>
    <style:style style:name="T50" style:family="text">
      <style:text-properties officeooo:rsid="005504bc"/>
    </style:style>
    <style:style style:name="T51" style:family="text">
      <style:text-properties style:text-position="sub 58%" fo:font-style="italic" fo:font-weight="bold" style:font-style-asian="italic" style:font-weight-asian="bold" style:font-style-complex="italic" style:font-weight-complex="bold"/>
    </style:style>
    <style:style style:name="T52" style:family="text">
      <style:text-properties style:text-position="sub 58%" fo:font-style="italic" fo:font-weight="bold" officeooo:rsid="005504bc" style:font-style-asian="italic" style:font-weight-asian="bold" style:font-style-complex="italic" style:font-weight-complex="bold"/>
    </style:style>
    <style:style style:name="T53" style:family="text">
      <style:text-properties style:text-position="sub 58%" fo:font-size="20pt" fo:font-weight="normal" style:font-size-asian="20pt" style:font-size-complex="20pt"/>
    </style:style>
    <style:style style:name="T54" style:family="text">
      <style:text-properties officeooo:rsid="001fd052"/>
    </style:style>
    <style:style style:name="T55" style:family="text">
      <style:text-properties fo:font-weight="bold" style:font-weight-asian="bold" style:font-weight-complex="bold"/>
    </style:style>
    <style:style style:name="T56" style:family="text">
      <style:text-properties fo:font-weight="bold" officeooo:rsid="005504bc" style:font-weight-asian="bold" style:font-weight-complex="bold"/>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fo:font-weight="bold" officeooo:rsid="001fd052" style:font-style-asian="italic" style:font-weight-asian="bold" style:font-style-complex="italic" style:font-weight-complex="bold"/>
    </style:style>
    <style:style style:name="T59" style:family="text">
      <style:text-properties fo:font-style="italic" fo:font-weight="bold" officeooo:rsid="00516722" style:font-style-asian="italic" style:font-weight-asian="bold" style:font-style-complex="italic" style:font-weight-complex="bold"/>
    </style:style>
    <style:style style:name="T60" style:family="text">
      <style:text-properties fo:font-style="italic" fo:font-weight="bold" officeooo:rsid="005504bc" style:font-style-asian="italic" style:font-weight-asian="bold" style:font-style-complex="italic" style:font-weight-complex="bold"/>
    </style:style>
    <style:style style:name="T61" style:family="text">
      <style:text-properties fo:font-style="italic" fo:font-weight="bold" officeooo:rsid="00569d5d" style:font-style-asian="italic" style:font-weight-asian="bold" style:font-style-complex="italic" style:font-weight-complex="bold"/>
    </style:style>
    <style:style style:name="T62" style:family="text">
      <style:text-properties fo:font-style="italic" fo:font-weight="bold" officeooo:rsid="005ca1ac" style:font-style-asian="italic" style:font-weight-asian="bold" style:font-style-complex="italic" style:font-weight-complex="bold"/>
    </style:style>
    <style:style style:name="T63" style:family="text">
      <style:text-properties fo:font-style="italic" fo:font-weight="bold" officeooo:rsid="00653ae8" style:font-style-asian="italic" style:font-weight-asian="bold" style:font-style-complex="italic" style:font-weight-complex="bold"/>
    </style:style>
    <style:style style:name="T64" style:family="text">
      <style:text-properties fo:font-style="italic" fo:font-weight="bold" officeooo:rsid="007331f8" style:font-style-asian="italic" style:font-weight-asian="bold" style:font-style-complex="italic" style:font-weight-complex="bold"/>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fo:font-weight="normal" officeooo:rsid="005504bc" style:font-style-asian="normal" style:font-weight-asian="normal" style:font-style-complex="normal" style:font-weight-complex="normal"/>
    </style:style>
    <style:style style:name="T67" style:family="text">
      <style:text-properties fo:font-style="normal" fo:font-weight="normal" officeooo:rsid="00569d5d" style:font-style-asian="normal" style:font-weight-asian="normal" style:font-style-complex="normal" style:font-weight-complex="normal"/>
    </style:style>
    <style:style style:name="T68" style:family="text">
      <style:text-properties fo:font-size="12pt" fo:font-style="normal" fo:font-weight="normal" style:font-size-asian="12pt" style:font-size-complex="12pt"/>
    </style:style>
    <style:style style:name="T69" style:family="text">
      <style:text-properties officeooo:rsid="00569d5d"/>
    </style:style>
    <style:style style:name="T70" style:family="text">
      <style:text-properties fo:font-size="14pt" style:font-size-asian="14pt" style:font-size-complex="14pt"/>
    </style:style>
    <style:style style:name="T71" style:family="text">
      <style:text-properties fo:font-size="14pt" officeooo:rsid="00200ac6" style:font-size-asian="14pt" style:font-size-complex="14pt"/>
    </style:style>
    <style:style style:name="T72" style:family="text">
      <style:text-properties fo:font-size="14pt" fo:font-weight="bold" officeooo:rsid="005504bc" style:font-size-asian="14pt" style:font-weight-asian="bold" style:font-size-complex="14pt" style:font-weight-complex="bold"/>
    </style:style>
    <style:style style:name="T73" style:family="text">
      <style:text-properties style:text-position="super 58%" officeooo:rsid="00250fcd"/>
    </style:style>
    <style:style style:name="T74" style:family="text">
      <style:text-properties style:text-position="super 58%" fo:font-size="20pt" fo:font-weight="normal" style:font-size-asian="20pt" style:font-size-complex="20pt"/>
    </style:style>
    <style:style style:name="T75" style:family="text">
      <style:text-properties style:text-position="super 58%" fo:font-size="20pt" fo:font-weight="normal" officeooo:rsid="0023e24c" style:font-size-asian="20pt" style:font-size-complex="20pt"/>
    </style:style>
    <style:style style:name="T76" style:family="text">
      <style:text-properties style:text-position="super 58%" fo:font-size="10.5pt" fo:font-weight="normal" officeooo:rsid="0023e24c" style:font-size-asian="10.5pt" style:font-size-complex="10.5pt"/>
    </style:style>
    <style:style style:name="T77" style:family="text">
      <style:text-properties style:text-position="super 58%" fo:font-size="12pt" fo:font-style="normal" fo:font-weight="normal" style:font-size-asian="12pt" style:font-size-complex="12pt"/>
    </style:style>
    <style:style style:name="T78" style:family="text">
      <style:text-properties style:text-position="super 58%" fo:font-style="italic" fo:font-weight="bold" style:font-style-asian="italic" style:font-weight-asian="bold" style:font-style-complex="italic" style:font-weight-complex="bold"/>
    </style:style>
    <style:style style:name="T79" style:family="text">
      <style:text-properties officeooo:rsid="005e2aff"/>
    </style:style>
    <style:style style:name="T80" style:family="text">
      <style:text-properties fo:font-size="22pt" fo:font-weight="normal" style:font-size-asian="22pt" style:font-size-complex="22pt"/>
    </style:style>
    <style:style style:name="T81" style:family="text">
      <style:text-properties fo:font-size="22pt" fo:font-weight="normal" officeooo:rsid="00262294" style:font-size-asian="22pt" style:font-size-complex="22pt"/>
    </style:style>
    <style:style style:name="T82" style:family="text">
      <style:text-properties fo:font-size="20pt" fo:font-weight="normal" style:font-size-asian="20pt" style:font-size-complex="20pt"/>
    </style:style>
    <style:style style:name="T83" style:family="text">
      <style:text-properties fo:font-size="20pt" fo:font-weight="normal" officeooo:rsid="00262294" style:font-size-asian="20pt" style:font-size-complex="20pt"/>
    </style:style>
    <style:style style:name="T84" style:family="text">
      <style:text-properties style:text-position="0% 100%"/>
    </style:style>
    <style:style style:name="T85" style:family="text">
      <style:text-properties style:text-position="0% 100%" fo:font-style="italic" fo:font-weight="bold" style:font-style-asian="italic" style:font-weight-asian="bold" style:font-style-complex="italic" style:font-weight-complex="bold"/>
    </style:style>
    <style:style style:name="T86" style:family="text">
      <style:text-properties style:text-position="0% 100%" fo:font-style="italic" fo:font-weight="bold" officeooo:rsid="00653ae8" style:font-style-asian="italic" style:font-weight-asian="bold" style:font-style-complex="italic" style:font-weight-complex="bold"/>
    </style:style>
    <style:style style:name="T87" style:family="text">
      <style:text-properties style:text-position="0% 100%" style:font-name="Liberation Serif" fo:font-size="9.69999980926514pt" fo:font-style="normal" fo:font-weight="normal" officeooo:rsid="0023e24c" style:font-name-asian="Nimbus Mono L" style:font-size-asian="8.44999980926514pt" style:font-style-asian="normal" style:font-weight-asian="normal" style:font-name-complex="Liberation Mono" style:font-size-complex="9.69999980926514pt" style:font-style-complex="normal" style:font-weight-complex="normal"/>
    </style:style>
    <style:style style:name="T88" style:family="text">
      <style:text-properties fo:font-size="36pt" fo:font-weight="normal" officeooo:rsid="0023e24c" style:font-size-asian="36pt" style:font-size-complex="36pt"/>
    </style:style>
    <style:style style:name="T89" style:family="text">
      <style:text-properties fo:font-size="9.69999980926514pt" fo:font-weight="normal" officeooo:rsid="0023e24c" style:font-size-asian="8.44999980926514pt" style:font-size-complex="9.69999980926514pt"/>
    </style:style>
    <style:style style:name="T90" style:family="text">
      <style:text-properties officeooo:rsid="002ad7d7"/>
    </style:style>
    <style:style style:name="T91" style:family="text">
      <style:text-properties officeooo:rsid="006d6b97"/>
    </style:style>
    <style:style style:name="T92" style:family="text">
      <style:text-properties officeooo:rsid="00708180"/>
    </style:style>
    <style:style style:name="T93" style:family="text">
      <style:text-properties officeooo:rsid="007331f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 text:c="57"/><text:span text:style-name="T39"><text:s text:c="4"/></text:span><text:span text:style-name="T40">PKCS#1 v1.5</text:span></text:p>
      <text:p text:style-name="P22"/>
      <text:p text:style-name="P9">PKCS (Public <text:span text:style-name="T43">K</text:span>ey Cryptography <text:span text:style-name="T43">S</text:span>tandards) <text:span text:style-name="T43">ou</text:span> standard de cryptographie à clef publique, <text:span text:style-name="T43">a été</text:span> conçu par la <text:span text:style-name="T41">société</text:span> RSA security qui a développé et promus les PKCS qui permettent l’implémentation des <text:span text:style-name="T41">techniques de </text:span><text:s/>cryptographie <text:span text:style-name="T43">à</text:span> clef publique, après l’expiration de <text:span text:style-name="T43">l</text:span>a licence RSA le 21 septembre 2000. <text:s/></text:p>
      <text:p text:style-name="P10"><text:span text:style-name="T44">Il existe 15 sections de PKCS qui définissent chacune un standard. Nous nous intéresserons plus à <text:s/>la première section de </text:span><text:span text:style-name="T26">PKCS, </text:span><text:span text:style-name="T27">plus précisément la version</text:span><text:span text:style-name="T26"> 1.5 </text:span><text:span text:style-name="T28">(la version actuelle état la version 2.1). </text:span><text:span text:style-name="T29">Le PCKS 1 d</text:span><text:span text:style-name="T30">é</text:span><text:span text:style-name="T29">finit le standard de cryptographie RSA. Nous essayerons de </text:span><text:span text:style-name="T30">présenter ce standard </text:span><text:span text:style-name="T31">(génération de clé, chiffrement, déchiffrement, et signature).</text:span></text:p>
      <text:p text:style-name="P23"/>
      <text:p text:style-name="P48">Aperçu général:</text:p>
      <text:p text:style-name="P23"/>
      <text:p text:style-name="P12">Chaque entité<text:span text:style-name="T42"> </text:span>doit générer une paire de clés: une clé publique et une clé privée. Le processus de chiffrement doit être effectué avec l'une des clés <text:span text:style-name="T45">(la clé publique) </text:span>et le processus de déc<text:span text:style-name="T1">hiffrement</text:span> doit être effectué avec l'autre clé <text:span text:style-name="T45">(la clé privée)</text:span>.</text:p>
      <text:p text:style-name="P12"><text:span text:style-name="T1">L</text:span>es deux processus transforment une chaîne d'octets en une autre chaîne d'octets, <text:span text:style-name="T46">ils</text:span> sont inverses l’ un d<text:span text:style-name="T2">e l’autre.</text:span> <text:span text:style-name="T47">S</text:span>i un processus utilise <text:span text:style-name="T47">l</text:span>a clé publique <text:span text:style-name="T47">d’une entité,</text:span> l'autre processus utilise la clé privée de la même entité.</text:p>
      <text:p text:style-name="P13">Les processus de cryptage et de décryptage peuvent implémenter soit <text:span text:style-name="T1">les </text:span>transformations RSA classiques, ou variations avec bourrage. </text:p>
      <text:p text:style-name="P11"/>
      <text:p text:style-name="P49">Générer<text:span text:style-name="T48">ation</text:span> <text:span text:style-name="T48">des clés</text:span> :</text:p>
      <text:p text:style-name="P28"/>
      <text:p text:style-name="P14"><text:span text:style-name="T49">On considère dans la suite que deux entités que, nous apelleront </text:span><text:span text:style-name="T59">A</text:span><text:span text:style-name="T49"> et </text:span><text:span text:style-name="T59">B</text:span><text:span text:style-name="T49">, communiquent entre elles.</text:span></text:p>
      <text:list xml:id="list9110230192048702714" text:style-name="L1">
        <text:list-item>
          <text:p text:style-name="P5"><text:span text:style-name="T54">Chaque entité sélectionne d’abord un entier positif (</text:span><text:span text:style-name="T58">e</text:span><text:span text:style-name="T52">A</text:span><text:span text:style-name="T50"> pour </text:span><text:span text:style-name="T60">A</text:span><text:span text:style-name="T50"> et </text:span><text:span text:style-name="T60">e</text:span><text:span text:style-name="T52">B</text:span><text:span text:style-name="T50"> pour </text:span><text:span text:style-name="T60">B</text:span><text:span text:style-name="T50">) comme </text:span><text:span text:style-name="T56">exposant public</text:span><text:span text:style-name="T50">, et de manière privée et aléatoire un nombre premier (</text:span><text:span text:style-name="T60">A</text:span><text:span text:style-name="T50"> choisit </text:span><text:span text:style-name="T60">p</text:span><text:span text:style-name="T50"> et </text:span><text:span text:style-name="T60">B</text:span><text:span text:style-name="T50"> choisit </text:span><text:span text:style-name="T60">q</text:span><text:span text:style-name="T50">) .</text:span></text:p>
          <text:p text:style-name="P6">p et q sont tels que <text:span text:style-name="T57">e</text:span><text:span text:style-name="T51">A</text:span> et <text:span text:style-name="T57">e</text:span><text:span text:style-name="T51">B</text:span> n’ont pas de diviseurs communs avec <text:span text:style-name="T57">p</text:span> et <text:span text:style-name="T57">q</text:span><text:span text:style-name="T65">.</text:span></text:p>
        </text:list-item>
      </text:list>
      <text:p text:style-name="P16"/>
      <text:list xml:id="list408068893844" text:continue-numbering="true" text:style-name="L1">
        <text:list-item>
          <text:p text:style-name="P5"><text:span text:style-name="T50">Le </text:span><text:span text:style-name="T56">module</text:span><text:span text:style-name="T50"> public n sera le produit de p et n : </text:span><text:span text:style-name="T72">n = pq</text:span></text:p>
        </text:list-item>
      </text:list>
      <text:p text:style-name="P18"/>
      <text:list xml:id="list408719909682" text:continue-numbering="true" text:style-name="L1">
        <text:list-item>
          <text:p text:style-name="P7"><text:span text:style-name="T25">Les deux entités déterminent alors leur</text:span><text:span text:style-name="T55"> exposant privé</text:span><text:span text:style-name="T25">, </text:span><text:span text:style-name="T57">d</text:span><text:span text:style-name="T52">A</text:span><text:span text:style-name="T56"> </text:span><text:span text:style-name="T32">pour</text:span><text:span text:style-name="T56"> </text:span><text:span text:style-name="T60">A</text:span><text:span text:style-name="T56"> </text:span><text:span text:style-name="T32">et</text:span><text:span text:style-name="T56"> </text:span><text:span text:style-name="T57">d</text:span><text:span text:style-name="T52">B</text:span><text:span text:style-name="T56"> </text:span><text:span text:style-name="T32">pour</text:span><text:span text:style-name="T56"> </text:span><text:span text:style-name="T60">B</text:span><text:span text:style-name="T66">, </text:span><text:span text:style-name="T67">tel que d(e-1) soit divisible par p-1 et q-1.</text:span></text:p>
          <text:p text:style-name="P17"/>
        </text:list-item>
      </text:list>
      <text:p text:style-name="P8"><text:span text:style-name="T69">Soit </text:span><text:span text:style-name="T61">k</text:span><text:span text:style-name="T69"> la longueur de </text:span><text:span text:style-name="T61">n</text:span><text:span text:style-name="T69"> en octets. </text:span><text:span text:style-name="T61">k</text:span><text:span text:style-name="T69"> doit satisfaire : </text:span></text:p>
      <text:p text:style-name="P20"/>
      <text:p text:style-name="P53"><text:span text:style-name="T3">2</text:span><text:span text:style-name="T73">8 (k-1)</text:span><text:span text:style-name="T3"> ≤ <text:s/>n &lt; 2</text:span><text:span text:style-name="T73">8k</text:span></text:p>
      <text:p text:style-name="P21"/>
      <text:p text:style-name="P15">(La longueur k du module doit être d'au moins 12 octets pour accommoder</text:p>
      <text:p text:style-name="P15"><text:s/>les formats de bloc dans ce document)</text:p>
      <text:p text:style-name="P15"/>
      <text:p text:style-name="P21"/>
      <text:p text:style-name="P29">-<text:span text:style-name="T41">Remarques:</text:span></text:p>
      <text:p text:style-name="P24"/>
      <text:p text:style-name="P24">1. L'exposant public peut être standardisé dans des applications spécifiques. Les valeurs 3 et F4 (65537) <text:s text:c="6"/>peuvent avoir certains avantages pratiques, comme indiqué dans X.509 Annexe C.</text:p>
      <text:p text:style-name="P24">2. Quelques conditions supplémentaires sur le choix des nombres premier pourrait bien être pris en compte pour dissuader la factorisation du module. Ces conditions de sécurité sortent du cadre de notre exposé.</text:p>
      <text:p text:style-name="P25"><text:s/></text:p>
      <text:p text:style-name="P88"><text:soft-page-break/><text:span text:style-name="T9">Une clé publique RSA </text:span><text:span text:style-name="T10">est le couple (</text:span><text:span text:style-name="T5">n</text:span><text:span text:style-name="T10">,</text:span><text:span text:style-name="T4">e</text:span><text:span text:style-name="T10">), </text:span><text:span text:style-name="T11">et </text:span><text:span text:style-name="T8">une</text:span><text:span text:style-name="T11"> clé p</text:span><text:span text:style-name="T8">rivée,</text:span><text:span text:style-name="T11"> le couple (</text:span><text:span text:style-name="T6">n</text:span><text:span text:style-name="T11">,</text:span><text:span text:style-name="T6">d</text:span><text:span text:style-name="T11">). </text:span><text:span text:style-name="T8">Ainsi la clé publique de </text:span><text:span text:style-name="T4">A</text:span><text:span text:style-name="T8"> sera (</text:span><text:span text:style-name="T4">n</text:span><text:span text:style-name="T8">,</text:span><text:span text:style-name="T4">e</text:span><text:span text:style-name="T16">A</text:span><text:span text:style-name="T8">), et sa clé privée (</text:span><text:span text:style-name="T4">n</text:span><text:span text:style-name="T8">,</text:span><text:span text:style-name="T4">d</text:span><text:span text:style-name="T16">A</text:span><text:span text:style-name="T8">). De la même manière </text:span><text:span text:style-name="T4">B</text:span><text:span text:style-name="T8"> aura comme clé publique (</text:span><text:span text:style-name="T4">n</text:span><text:span text:style-name="T8">,</text:span><text:span text:style-name="T4">e</text:span><text:span text:style-name="T16">B</text:span><text:span text:style-name="T8">) et comme clé privée (</text:span><text:span text:style-name="T4">n</text:span><text:span text:style-name="T8">,</text:span><text:span text:style-name="T4">d</text:span><text:span text:style-name="T16">B</text:span><text:span text:style-name="T8">).</text:span></text:p>
      <text:p text:style-name="P33"/>
      <text:p text:style-name="P50">Processus de chiffrement:</text:p>
      <text:p text:style-name="P30"/>
      <text:p text:style-name="P60">Le processus de chiffrement se compose de quatre étapes:</text:p>
      <text:list xml:id="list7611146718714362262" text:style-name="L2">
        <text:list-item>
          <text:p text:style-name="P58">le formatage du bloc de chiffrement</text:p>
        </text:list-item>
        <text:list-item>
          <text:p text:style-name="P58">une conversion de chaîne d'octets en nombre entier</text:p>
        </text:list-item>
        <text:list-item>
          <text:p text:style-name="P58">le calcul RSA</text:p>
        </text:list-item>
        <text:list-item>
          <text:p text:style-name="P58">une conversion d’entier en chaîne d’octets</text:p>
        </text:list-item>
      </text:list>
      <text:p text:style-name="P45"/>
      <text:p text:style-name="P42">Pour se faire, on aura besoin :</text:p>
      <text:list xml:id="list9021764770107777598" text:style-name="L3">
        <text:list-item>
          <text:p text:style-name="P59">une chaîne d'octets <text:span text:style-name="T57">D</text:span> (les données à chiffrer) </text:p>
        </text:list-item>
        <text:list-item>
          <text:p text:style-name="P59">l<text:span text:style-name="T91">a clé publique</text:span> <text:span text:style-name="T91">(</text:span><text:span text:style-name="T57">n,</text:span> <text:span text:style-name="T62">e</text:span><text:span text:style-name="T91">)</text:span></text:p>
          <text:p text:style-name="P46"/>
        </text:list-item>
      </text:list>
      <text:p text:style-name="P61">Le résultat du processus de chiffrement doit <text:span text:style-name="T79">est alors</text:span> une chaîne d'octets <text:span text:style-name="T57">ED</text:span> (les données chiffrées).</text:p>
      <text:p text:style-name="P54">La longueur des données D ne doit pas dépasser k-11 octets, qui est positif puisque la longueur k du module est d'au moins 12 octets. Cette limitation garantit que la longueur de la chaîne de remplissage PS est au moins huit octets, ce qui est une condition de sécurité.</text:p>
      <text:p text:style-name="P61"/>
      <text:p text:style-name="P75">Formatage du bloc de chiffrement :</text:p>
      <text:p text:style-name="P84"/>
      <text:p text:style-name="P62">Le bloc de chiffrement <text:span text:style-name="T57">EB</text:span> est composé de plusieurs octets : un bloc de type <text:span text:style-name="T57">BT</text:span>, une chaîne de remplissage <text:span text:style-name="T57">PS</text:span>, et les données <text:span text:style-name="T57">D</text:span> : </text:p>
      <text:p text:style-name="P62"/>
      <text:p text:style-name="P72"><text:span text:style-name="T71">EB = </text:span><text:span text:style-name="T70">00 || BT || PS || 00 || D</text:span></text:p>
      <text:p text:style-name="P74"/>
      <text:p text:style-name="P66">Le bloc de type <text:span text:style-name="T57">BT</text:span> doit être un seul octet indiquant la structure de le bloc de chiffrement. il doit valoir 00, 01 ou 02. Pour une opération de clé privée, le type de bloc doit être 00 ou 01. Pour une opération de clé publique, il doit être 02.</text:p>
      <text:p text:style-name="P66"/>
      <text:p text:style-name="P27">Remarques:</text:p>
      <text:p text:style-name="P35">1. L'octet principal 00 s'assure que le bloc de chiffrement soit converti en nombre entier est inférieur au module.</text:p>
      <text:p text:style-name="P35">2. Pour le bloc de type 00, les données D doivent commencer par un octet non nul ou avoir une longueur connue de sorte que le bloc de chiffrement peut être analysé sans ambiguïté. Pour les types de bloc 01 et 02, le bloc de chiffrement peut être analysé sans ambiguïté puisque la chaîne de remplissage PS ne contient pas d'octets avec la valeur 00 et la chaîne de remplissage est séparée des données D par un octet avec la valeur 00.</text:p>
      <text:p text:style-name="P35">3. Le bloc 01 est recommandé pour <text:span text:style-name="T37">les opérations sur</text:span> la clé privée . Le type de bloc 01 <text:s/><text:span text:style-name="T37">vérifie que la propriété</text:span> que le bloc de chiffrement, converti en nombre entier <text:span text:style-name="T37">est grand</text:span>, est garanti ce qui empêche certaines attaques du genre proposé par Desmedt et Odlyzko [DO86].</text:p>
      <text:p text:style-name="P35"><text:span text:style-name="T37">4</text:span>. Pour le <text:span text:style-name="T37">bloc de type</text:span> 02, il est recommandé <text:span text:style-name="T37">que des</text:span> octets pseudo-aléatoires soient générés indépendamment pour chaque processus de c<text:span text:style-name="T37">hiffrement</text:span>, en particulier si les mêmes données sont entrées dans plus d'un processus . Les résultats de Hastad [Has88] motiver cette recommandation.</text:p>
      <text:p text:style-name="P55"><text:span text:style-name="T37">5</text:span>. Pour le <text:span text:style-name="T37">bloc de type </text:span>02, la chaîne de remplissage est <text:span text:style-name="T37">d’</text:span>au moins huit octets de long<text:span text:style-name="T37">ueur</text:span>, ce qui est une condition de sécurité pour <text:span text:style-name="T37">les </text:span>opérations <text:span text:style-name="T38">à </text:span>clé publique <text:span text:style-name="T37">elle</text:span> empêche un attaquant d<text:span text:style-name="T37">e </text:span>récupérer des données en essayant tous les blocs de chiffrement possibles. Pou<text:span text:style-name="T37">r </text:span>simplicité, la longueur minimale est la même pour le type de bloc 01</text:p>
      <text:p text:style-name="P55"/>
      <text:p text:style-name="P66"/>
      <text:p text:style-name="P76">conversion chaîne d'octets =&gt; nombre entier :</text:p>
      <text:p text:style-name="P73"><text:soft-page-break/></text:p>
      <text:p text:style-name="P63"><text:span text:style-name="T57">EB</text:span> doit être converti en un entier <text:span text:style-name="T57">x</text:span>, le bloc de chiffrement entier. Soit <text:span text:style-name="T57">EB</text:span><text:span text:style-name="T51">1</text:span>,..., <text:span text:style-name="T57">EB</text:span><text:span text:style-name="T51">k</text:span> les octets de <text:span text:style-name="T57">EB</text:span>. Alors l'entier <text:span text:style-name="T63">x</text:span> doit satisfaire :</text:p>
      <text:p text:style-name="P89"><text:span text:style-name="T13">x = </text:span><text:span text:style-name="T18">∑(</text:span><text:span text:style-name="T14">2</text:span><text:span text:style-name="T20">8</text:span><text:span text:style-name="T21">i</text:span><text:span text:style-name="T22"> </text:span><text:span text:style-name="T19">• </text:span><text:span text:style-name="T15">BC</text:span><text:span text:style-name="T17">i</text:span><text:span text:style-name="T23">) </text:span><text:span text:style-name="T24">(1 ≤ i ≤ k)</text:span></text:p>
      <text:p text:style-name="P77"/>
      <text:p text:style-name="P79">Calcul RSA : </text:p>
      <text:p text:style-name="P78"/>
      <text:p text:style-name="P83"/>
      <text:p text:style-name="P64"><text:span text:style-name="T84">Le bloc de chiffrement entier </text:span><text:span text:style-name="T85">x</text:span><text:span text:style-name="T84"> doit ensuite être élevé à la puissance </text:span><text:span text:style-name="T86">e</text:span><text:span text:style-name="T84"> modulo </text:span><text:span text:style-name="T57">n</text:span> pour donner un entier <text:span text:style-name="T57">y</text:span>, l'entier chiffré des données.</text:p>
      <text:p text:style-name="P57"/>
      <text:p text:style-name="P87"><text:span text:style-name="T68">y = x</text:span><text:span text:style-name="T77">c</text:span><text:span text:style-name="T68"> mod n, </text:span><text:span text:style-name="T87">(0 ≤ <text:s/>y &lt; n)</text:span></text:p>
      <text:p text:style-name="P85"/>
      <text:p text:style-name="P82">C'est le calcul RSA classique.</text:p>
      <text:p text:style-name="P82"/>
      <text:p text:style-name="P82"/>
      <text:p text:style-name="P80">Conversion entier =&gt; chaîne d’octets :</text:p>
      <text:p text:style-name="P80"/>
      <text:p text:style-name="P65">Les données chiffrées entières y doivent être converties en une chaîne d'octets ED de longueur k, les données cryptées. Les données cryptées ED doivent satisfaire</text:p>
      <text:p text:style-name="P86"/>
      <text:p text:style-name="P81"><text:span text:style-name="T81">y</text:span><text:span text:style-name="T80"> = </text:span><text:span text:style-name="T33">∑(</text:span><text:span text:style-name="T82">2</text:span><text:span text:style-name="T74">8k</text:span><text:span text:style-name="T75">i</text:span><text:span text:style-name="T76"> </text:span><text:span text:style-name="T34">• </text:span><text:span text:style-name="T82">E</text:span><text:span text:style-name="T83">D</text:span><text:span text:style-name="T53">i</text:span><text:span text:style-name="T88">) </text:span><text:span text:style-name="T89">(1 ≤ i ≤ k)</text:span></text:p>
      <text:p text:style-name="P33"/>
      <text:p text:style-name="P31"><text:s/><text:span text:style-name="T36">Remarques:</text:span></text:p>
      <text:p text:style-name="P34"/>
      <text:p text:style-name="P36">1. Dans les applications typiques de ce document pour chiffrer des clés de chiffrement de contenu et des condensés de message, on aurait || D || &lt;= 30. Ainsi, la longueur du module RSA devra être d'au moins 328 bits (41 octets), ce qui est raisonnable et conforme aux recommandations de sécurité.</text:p>
      <text:p text:style-name="P36"/>
      <text:p text:style-name="P36">2. Le processus de c<text:span text:style-name="T35">hiffrement</text:span> ne fournit pas de vérification d'intégrité explicite pour faciliter la détection des erreurs si les données c<text:span text:style-name="T35">hiffrées</text:span> sont corrompues en transmission.<text:span text:style-name="T90"> <text:s text:c="3"/></text:span></text:p>
      <text:p text:style-name="P47"/>
      <text:p text:style-name="P37"/>
      <text:p text:style-name="P51">Processus de déchiffrement :</text:p>
      <text:p text:style-name="P32"/>
      <text:p text:style-name="P43">Le processus de déchiffrement prendra en entrée :</text:p>
      <text:list xml:id="list8662467547895820591" text:style-name="L4">
        <text:list-item>
          <text:p text:style-name="P41">les données chiffrées</text:p>
        </text:list-item>
        <text:list-item>
          <text:p text:style-name="P41">la clé privée (<text:span text:style-name="T57">n</text:span>, <text:span text:style-name="T57">d</text:span>)</text:p>
        </text:list-item>
      </text:list>
      <text:p text:style-name="P44"/>
      <text:p text:style-name="P19"><text:span text:style-name="T12">Les étapes du déchiffrement seront les mêmes que celles du chiffrement, mais dans l’ordre inverse. On obtiendra donc à la fin les données </text:span><text:span text:style-name="T7">D</text:span><text:span text:style-name="T12">.</text:span></text:p>
      <text:p text:style-name="P38"/>
      <text:p text:style-name="P39"/>
      <text:p text:style-name="P40"><text:s/></text:p>
      <text:p text:style-name="P1">Signature et vérification :</text:p>
      <text:p text:style-name="P1"/>
      <text:p text:style-name="P3">Le processus de signature par une entité doit se faire avec sa clé privée et la vérification avec la clé publique de l'entité. </text:p>
      <text:p text:style-name="P3"><text:soft-page-break/>Le processus de signature transforme une chaîne d'octets (le message) en une chaîne de bits (la signature). La vérification, elle, détermine si une chaîne de bits (la signature) correspond à la bonne chaîne d'octets (le message).</text:p>
      <text:p text:style-name="P3"/>
      <text:p text:style-name="P4">Le processus de signature se compose de quatre étapes :</text:p>
      <text:list xml:id="list3967780754081237059" text:style-name="L5">
        <text:list-item>
          <text:p text:style-name="P56"><text:span text:style-name="T92">hachage du</text:span> message</text:p>
        </text:list-item>
        <text:list-item>
          <text:p text:style-name="P56">codage</text:p>
        </text:list-item>
        <text:list-item>
          <text:p text:style-name="P56">chiffrement RSA</text:p>
        </text:list-item>
        <text:list-item>
          <text:p text:style-name="P56">conversion chaîne d’octets =&gt; chaîne de bits.</text:p>
        </text:list-item>
      </text:list>
      <text:p text:style-name="P4"/>
      <text:p text:style-name="P2"><text:s text:c="3"/>L'entrée dans le processus de signature est :</text:p>
      <text:list xml:id="list3098483606216389598" text:style-name="L6">
        <text:list-item>
          <text:p text:style-name="P67">une chaîne d'octets <text:span text:style-name="T64">D</text:span> (le message)</text:p>
        </text:list-item>
        <text:list-item>
          <text:p text:style-name="P67">la clé privée du signataire</text:p>
        </text:list-item>
      </text:list>
      <text:p text:style-name="P2"/>
      <text:p text:style-name="P69">Le hachage se fait donc à l’aide d’une fonction de hachage (MD2,MD4, MD5). <text:span text:style-name="T93">Cette fonction changera donc les données </text:span><text:span text:style-name="T64">D</text:span><text:span text:style-name="T93"> en haché </text:span><text:span text:style-name="T64">DH</text:span><text:span text:style-name="T93">.</text:span></text:p>
      <text:p text:style-name="P70">Avec la fonction de hachage utilisée et le haché obtenu, on peut déterminer une entité ASN.1 (que nous ne pourront présenter ici), laquelle sera encodée avec le standard BER (Basic Encoding Rules). On obtient alors une donnée <text:span text:style-name="T57">M</text:span>.</text:p>
      <text:p text:style-name="P70">C’est sur cette donnée <text:span text:style-name="T57">M</text:span> que l’on appliquera le calcul RSA « classique », mais avec la clé privée, pour obtenir un chiffré <text:span text:style-name="T57">MC </text:span>(<text:span text:style-name="T57">MC</text:span> = <text:span text:style-name="T57">M</text:span><text:span text:style-name="T78">d</text:span> mod <text:span text:style-name="T57">n</text:span>).</text:p>
      <text:p text:style-name="P71">Enfin, MC subira une transformation pour devenir une « simple » chaîne de bits <text:span text:style-name="T57">S</text:span> (la signature).</text:p>
      <text:p text:style-name="P71"/>
      <text:p text:style-name="P71">Pour la vérification, les procédés inverses seront réalisés sur S jusqu’à réobtenir <text:span text:style-name="T57">DH </text:span>; on appliquera alors la fonction de hachage sur le message <text:span text:style-name="T57">D’</text:span> reçu pour obtenir <text:span text:style-name="T57">DH’</text:span> : si <text:span text:style-name="T57">DH</text:span> = <text:span text:style-name="T57">DH’</text:span>, alors l’authentification est réuss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2:15:16.482644663</meta:creation-date>
    <meta:editing-duration>PT7H23M40S</meta:editing-duration>
    <meta:editing-cycles>49</meta:editing-cycles>
    <meta:generator>LibreOffice/5.1.6.2$Linux_X86_64 LibreOffice_project/10m0$Build-2</meta:generator>
    <dc:date>2017-10-24T00:04:06.463042552</dc:date>
    <meta:document-statistic meta:table-count="0" meta:image-count="0" meta:object-count="0" meta:page-count="4" meta:paragraph-count="79" meta:word-count="1444" meta:character-count="8193" meta:non-whitespace-character-count="6752"/>
  </office:meta>
</office:document-meta>
</file>